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tivations: Or Why you should keep reading this. <text:s/></text:p>
      <text:p text:style-name="Standard"/>
      <text:p text:style-name="Standard"><text:tab/>We are still in the dark on a lot of things. One of the biggest remains making good predictions. Some of this is by design, as theorists have argued against the merit of prediction as a guide for the choice of study (Shapiro 2002). The social scientific approach favors inference, with the goal of explanation, rather than </text:p>
      <text:p text:style-name="Standard">There is a space for political scientists to make a new mark, outpacing experts (Tetlock 2005) </text:p>
      <text:p text:style-name="Standard"/>
      <text:p text:style-name="Standard">Datasets collected now range in size from a few observations to many thousands In the examples discussed within this dissertation, the size of the data is not beyond comprehension. The GSS data has 3800 rows of data with about 1000 questions, while the ANES spoke with 1200 respondents asking about 200 questions, making data that can still be read in, picked apart, and parsed by the tools that are available to the average social scientist. We can still rely on statistical significance to give us a sense of whether something should apply to the larger population, justifying a result causally through theory (King, Keohane, and Verba 1994). </text:p>
      <text:p text:style-name="Standard"><text:s text:c="2"/>Dawn's coming, though. The datasets that will be available shall range from the sizes we've seen to those too large to fit in a computer's memory, and will include a selection of the finite population that closely approximates the whole. While the methods of statistical inference and searching for explanatory variables remain serviceable for the data we have available at the moment, the datasets with a million observations will require a different kind of test. </text:p>
      <text:p text:style-name="Standard"/>
      <text:p text:style-name="Standard"><text:tab/>Perhaps we can categorize the problems of large datasets, and the problems of small ones as difficulties that arise from statistical significance. Statistical significance, the idea that a value differs from a value the researcher describes as irrelevant, depends on the standard errors of a given relationship. In large datasets, this leads to seeing significance everywhere, due to the dependence of statistical significance on the number of observations. The standard errors shrink as the number of observations grow (Fox 2008), making it difficult to determine what matters as the size of the dataset increases. </text:p>
      <text:p text:style-name="Standard">Problems with current datasets:</text:p>
      <text:p text:style-name="Standard"><text:tab/>Statistical significance isn't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Rogers</meta:initial-creator>
    <meta:creation-date>2016-06-06T16:21:19</meta:creation-date>
    <dc:date>2016-06-07T14:04:14</dc:date>
    <dc:creator>Ben Rogers</dc:creator>
    <meta:editing-duration>PT21H42M56S</meta:editing-duration>
    <meta:editing-cycles>93</meta:editing-cycles>
    <meta:generator>OpenOffice/4.1.2$Unix OpenOffice.org_project/412m3$Build-9782</meta:generator>
    <meta:document-statistic meta:table-count="0" meta:image-count="0" meta:object-count="0" meta:page-count="1" meta:paragraph-count="8" meta:word-count="365" meta:character-count="2265"/>
  </office:meta>
</office:document-meta>
</file>